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o prueb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GARITA ENCARNACION PEREZ CASTILLA ROMAN</meta:initial-creator>
    <dc:creator>MARGARITA ENCARNACION PEREZ CASTILLA ROMAN</dc:creator>
    <meta:creation-date>2022-04-07T12:32:00Z</meta:creation-date>
    <dc:date>2022-04-07T12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